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4.772cm" svg:height="0.645cm" svg:x="6.912cm" svg:y="16.557cm">
          <draw:text-box>
            <text:p><text:span text:style-name="T1">175 drug-dealing/produc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584cm" svg:y="5.1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283cm" svg:y="5.913cm">
          <draw:text-box>
            <text:p><text:span text:style-name="T1">42 portland</text:span></text:p>
          </draw:text-box>
        </draw:frame>
        <draw:connector draw:style-name="gr4" draw:text-style-name="P2" draw:layer="layout" svg:x1="11.727cm" svg:y1="5.758cm" svg:x2="12.283cm" svg:y2="6.235cm" draw:start-shape="id75" draw:start-glue-point="2" draw:end-shape="id76" draw:end-glue-point="3" svg:d="m11727 57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xml:id="id227" draw:id="id227" draw:layer="layout" svg:width="4.407cm" svg:height="0.645cm" svg:x="13.727cm" svg:y="8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xml:id="id226" draw:id="id226" draw:layer="layout" svg:width="3.81cm" svg:height="0.645cm" svg:x="10.43cm" svg:y="7.336cm">
          <draw:text-box>
            <text:p><text:span text:style-name="T1">50 spiritual/religion</text:span></text:p>
          </draw:text-box>
        </draw:frame>
        <draw:frame draw:style-name="gr1" draw:text-style-name="P1" xml:id="id228" draw:id="id228" draw:layer="layout" svg:width="4.461cm" svg:height="0.645cm" svg:x="13.727cm" svg:y="9.188cm">
          <draw:text-box>
            <text:p><text:span text:style-name="T1">187 catholic/catholicism</text:span></text:p>
          </draw:text-box>
        </draw:frame>
        <draw:frame draw:style-name="gr1" draw:text-style-name="P1" xml:id="id229" draw:id="id229" draw:layer="layout" svg:width="4.488cm" svg:height="0.645cm" svg:x="13.727cm" svg:y="9.988cm">
          <draw:text-box>
            <text:p><text:span text:style-name="T1">188 mormon/mormonism</text:span></text:p>
          </draw:text-box>
        </draw:frame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912cm" svg:height="0.645cm" svg:x="24.155cm" svg:y="15.397cm">
          <draw:text-box>
            <text:p><text:span text:style-name="T1">60 based-on-book(s)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45.186cm" svg:y="19.41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2.8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-1.067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-0.267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0.5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1.3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2.1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2.9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3.7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4.5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2.195cm" svg:x2="44.761cm" svg:y2="-0.745cm" draw:start-shape="id142" draw:start-glue-point="2" draw:end-shape="id143" draw:end-glue-point="3" svg:d="m43985-2195v1450h776" svg:viewBox="0 0 777 1451">
          <text:p/>
        </draw:connector>
        <draw:connector draw:style-name="gr4" draw:text-style-name="P2" draw:layer="layout" svg:x1="43.985cm" svg:y1="-2.195cm" svg:x2="44.76cm" svg:y2="0.055cm" draw:start-shape="id142" draw:start-glue-point="2" draw:end-shape="id144" draw:end-glue-point="3" svg:d="m43985-2195v2250h775" svg:viewBox="0 0 776 2251">
          <text:p/>
        </draw:connector>
        <draw:connector draw:style-name="gr4" draw:text-style-name="P2" draw:layer="layout" svg:x1="43.985cm" svg:y1="-2.195cm" svg:x2="44.759cm" svg:y2="0.855cm" draw:start-shape="id142" draw:start-glue-point="2" draw:end-shape="id145" draw:end-glue-point="3" svg:d="m43985-2195v3050h774" svg:viewBox="0 0 775 3051">
          <text:p/>
        </draw:connector>
        <draw:connector draw:style-name="gr4" draw:text-style-name="P2" draw:layer="layout" svg:x1="43.985cm" svg:y1="-2.195cm" svg:x2="44.759cm" svg:y2="1.655cm" draw:start-shape="id142" draw:start-glue-point="2" draw:end-shape="id146" draw:end-glue-point="3" svg:d="m43985-2195v3850h774" svg:viewBox="0 0 775 3851">
          <text:p/>
        </draw:connector>
        <draw:connector draw:style-name="gr4" draw:text-style-name="P2" draw:layer="layout" svg:x1="43.985cm" svg:y1="-2.195cm" svg:x2="44.759cm" svg:y2="2.455cm" draw:start-shape="id142" draw:start-glue-point="2" draw:end-shape="id147" draw:end-glue-point="3" svg:d="m43985-2195v4650h774" svg:viewBox="0 0 775 4651">
          <text:p/>
        </draw:connector>
        <draw:connector draw:style-name="gr4" draw:text-style-name="P2" draw:layer="layout" svg:x1="43.985cm" svg:y1="-2.195cm" svg:x2="44.758cm" svg:y2="3.255cm" draw:start-shape="id142" draw:start-glue-point="2" draw:end-shape="id148" draw:end-glue-point="3" svg:d="m43985-2195v5450h773" svg:viewBox="0 0 774 5451">
          <text:p/>
        </draw:connector>
        <draw:connector draw:style-name="gr4" draw:text-style-name="P2" draw:layer="layout" svg:x1="43.985cm" svg:y1="-2.195cm" svg:x2="44.757cm" svg:y2="4.055cm" draw:start-shape="id142" draw:start-glue-point="2" draw:end-shape="id149" draw:end-glue-point="3" svg:d="m43985-2195v6250h772" svg:viewBox="0 0 773 6251">
          <text:p/>
        </draw:connector>
        <draw:connector draw:style-name="gr4" draw:text-style-name="P2" draw:layer="layout" svg:x1="43.985cm" svg:y1="-2.195cm" svg:x2="44.756cm" svg:y2="4.855cm" draw:start-shape="id142" draw:start-glue-point="2" draw:end-shape="id150" draw:end-glue-point="3" svg:d="m43985-2195v7050h771" svg:viewBox="0 0 772 7051">
          <text:p/>
        </draw:connector>
        <draw:frame draw:style-name="gr1" draw:text-style-name="P1" xml:id="id151" draw:id="id151" draw:layer="layout" svg:width="3.745cm" svg:height="0.645cm" svg:x="39.146cm" svg:y="-3.6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2.992cm" svg:x2="41.524cm" svg:y2="-2.518cm" draw:start-shape="id151" draw:start-glue-point="2" draw:end-shape="id142" draw:end-glue-point="3" svg:d="m41018-2992v474h506" svg:viewBox="0 0 507 475">
          <text:p/>
        </draw:connector>
        <draw:frame draw:style-name="gr1" draw:text-style-name="P1" xml:id="id152" draw:id="id152" draw:layer="layout" svg:width="5.305cm" svg:height="0.645cm" svg:x="41.523cm" svg:y="10.7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2.992cm" svg:x2="41.523cm" svg:y2="11.082cm" draw:start-shape="id151" draw:start-glue-point="2" draw:end-shape="id152" draw:end-glue-point="3" svg:d="m41018-2992v14074h505" svg:viewBox="0 0 506 14075">
          <text:p/>
        </draw:connector>
        <draw:frame draw:style-name="gr1" draw:text-style-name="P1" xml:id="id157" draw:id="id157" draw:layer="layout" svg:width="3.08cm" svg:height="0.645cm" svg:x="47.423cm" svg:y="6.1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1.5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2.3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1.405cm" svg:x2="44.823cm" svg:y2="11.882cm" draw:start-shape="id152" draw:start-glue-point="2" draw:end-shape="id153" draw:end-glue-point="3" svg:d="m44175 11405v477h648" svg:viewBox="0 0 649 478">
          <text:p/>
        </draw:connector>
        <draw:connector draw:style-name="gr4" draw:text-style-name="P2" draw:layer="layout" svg:x1="44.175cm" svg:y1="11.405cm" svg:x2="44.823cm" svg:y2="12.682cm" draw:start-shape="id152" draw:start-glue-point="2" draw:end-shape="id154" draw:end-glue-point="3" svg:d="m44175 11405v1277h648" svg:viewBox="0 0 649 1278">
          <text:p/>
        </draw:connector>
        <draw:frame draw:style-name="gr1" draw:text-style-name="P1" xml:id="id155" draw:id="id155" draw:layer="layout" svg:width="3.783cm" svg:height="0.645cm" svg:x="44.823cm" svg:y="13.1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1.405cm" svg:x2="44.823cm" svg:y2="13.482cm" draw:start-shape="id152" draw:start-glue-point="2" draw:end-shape="id155" draw:end-glue-point="3" svg:d="m44175 11405v2077h648" svg:viewBox="0 0 649 2078">
          <text:p/>
        </draw:connector>
        <draw:frame draw:style-name="gr1" draw:text-style-name="P1" xml:id="id156" draw:id="id156" draw:layer="layout" svg:width="3.469cm" svg:height="0.645cm" svg:x="44.756cm" svg:y="5.3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6.9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2.195cm" svg:x2="44.756cm" svg:y2="5.655cm" draw:start-shape="id142" draw:start-glue-point="2" draw:end-shape="id156" draw:end-glue-point="3" svg:d="m43985-2195v7850h771" svg:viewBox="0 0 772 7851">
          <text:p/>
        </draw:connector>
        <draw:connector draw:style-name="gr4" draw:text-style-name="P2" draw:layer="layout" svg:x1="46.49cm" svg:y1="5.978cm" svg:x2="47.423cm" svg:y2="6.475cm" draw:start-shape="id156" draw:start-glue-point="2" draw:end-shape="id157" draw:end-glue-point="3" svg:d="m46490 5978v497h933" svg:viewBox="0 0 934 498">
          <text:p/>
        </draw:connector>
        <draw:connector draw:style-name="gr4" draw:text-style-name="P2" draw:layer="layout" svg:x1="46.49cm" svg:y1="5.978cm" svg:x2="47.423cm" svg:y2="7.275cm" draw:start-shape="id156" draw:start-glue-point="2" draw:end-shape="id158" draw:end-glue-point="3" svg:d="m46490 5978v1297h933" svg:viewBox="0 0 934 1298">
          <text:p/>
        </draw:connector>
        <draw:frame draw:style-name="gr1" draw:text-style-name="P1" xml:id="id159" draw:id="id159" draw:layer="layout" svg:width="4.546cm" svg:height="0.645cm" svg:x="44.822cm" svg:y="13.9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1.405cm" svg:x2="44.822cm" svg:y2="14.282cm" draw:start-shape="id152" draw:start-glue-point="2" draw:end-shape="id159" draw:end-glue-point="3" svg:d="m44175 11405v2877h647" svg:viewBox="0 0 648 2878">
          <text:p/>
        </draw:connector>
        <draw:frame draw:style-name="gr1" draw:text-style-name="P1" xml:id="id160" draw:id="id160" draw:layer="layout" svg:width="2.769cm" svg:height="0.645cm" svg:x="44.821cm" svg:y="14.7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1.405cm" svg:x2="44.821cm" svg:y2="15.082cm" draw:start-shape="id152" draw:start-glue-point="2" draw:end-shape="id160" draw:end-glue-point="3" svg:d="m44175 11405v3677h646" svg:viewBox="0 0 647 3678">
          <text:p/>
        </draw:connector>
        <draw:frame draw:style-name="gr1" draw:text-style-name="P1" xml:id="id161" draw:id="id161" draw:layer="layout" svg:width="2.769cm" svg:height="0.645cm" svg:x="44.821cm" svg:y="15.5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1.405cm" svg:x2="44.821cm" svg:y2="15.882cm" draw:start-shape="id152" draw:start-glue-point="2" draw:end-shape="id161" draw:end-glue-point="3" svg:d="m44175 11405v4477h646" svg:viewBox="0 0 647 4478">
          <text:p/>
        </draw:connector>
        <draw:frame draw:style-name="gr1" draw:text-style-name="P1" xml:id="id162" draw:id="id162" draw:layer="layout" svg:width="2.834cm" svg:height="0.645cm" svg:x="44.756cm" svg:y="7.7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2.195cm" svg:x2="44.756cm" svg:y2="8.055cm" draw:start-shape="id142" draw:start-glue-point="2" draw:end-shape="id162" draw:end-glue-point="3" svg:d="m43985-21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4.8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6.7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353cm" svg:y1="22.525cm" svg:x2="36.725cm" svg:y2="23.002cm" draw:start-shape="id165" draw:start-glue-point="2" draw:end-shape="id166" draw:end-glue-point="3" svg:d="m363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1.9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2.195cm" svg:x2="44.761cm" svg:y2="-1.645cm" draw:start-shape="id142" draw:start-glue-point="2" draw:end-shape="id190" draw:end-glue-point="3" svg:d="m43985-21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46.985cm" svg:y="20.31cm">
          <draw:text-box>
            <text:p><text:span text:style-name="T1">296 family-disfunction</text:span></text:p>
          </draw:text-box>
        </draw:frame>
        <draw:connector draw:style-name="gr4" draw:text-style-name="P2" draw:layer="layout" svg:x1="46.342cm" svg:y1="20.055cm" svg:x2="46.985cm" svg:y2="20.632cm" draw:start-shape="id191" draw:start-glue-point="2" draw:end-shape="id192" draw:end-glue-point="3" svg:d="m46342 20055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6.3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1.405cm" svg:x2="44.821cm" svg:y2="16.682cm" draw:start-shape="id152" draw:start-glue-point="2" draw:end-shape="id214" draw:end-glue-point="3" svg:d="m44175 114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8.5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2.195cm" svg:x2="44.755cm" svg:y2="8.855cm" draw:start-shape="id142" draw:start-glue-point="2" draw:end-shape="id219" draw:end-glue-point="3" svg:d="m43985-21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9.4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2.195cm" svg:x2="44.754cm" svg:y2="9.755cm" draw:start-shape="id142" draw:start-glue-point="2" draw:end-shape="id222" draw:end-glue-point="3" svg:d="m43985-21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  <draw:frame draw:style-name="gr1" draw:text-style-name="P1" draw:layer="layout" svg:width="1.91cm" svg:height="0.645cm" svg:x="51.938cm" svg:y="25.668cm">
          <draw:text-box>
            <text:p><text:span text:style-name="T1">362 loss</text:span></text:p>
          </draw:text-box>
        </draw:frame>
        <draw:frame draw:style-name="gr1" draw:text-style-name="P1" xml:id="id225" draw:id="id225" draw:layer="layout" svg:width="2.769cm" svg:height="0.645cm" svg:x="44.821cm" svg:y="17.1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1.405cm" svg:x2="44.821cm" svg:y2="17.482cm" draw:start-shape="id152" draw:start-glue-point="2" draw:end-shape="id225" draw:end-glue-point="3" svg:d="m44175 11405v6077h646" svg:viewBox="0 0 647 6078">
          <text:p/>
        </draw:connector>
        <draw:frame draw:style-name="gr1" draw:text-style-name="P1" xml:id="id230" draw:id="id230" draw:layer="layout" svg:width="3.7cm" svg:height="0.645cm" svg:x="13.726cm" svg:y="10.788cm">
          <draw:text-box>
            <text:p><text:span text:style-name="T1">364 jewish/judaism</text:span></text:p>
          </draw:text-box>
        </draw:frame>
        <draw:connector draw:style-name="gr4" draw:text-style-name="P2" draw:layer="layout" svg:x1="12.335cm" svg:y1="7.981cm" svg:x2="13.727cm" svg:y2="8.71cm" draw:start-shape="id226" draw:start-glue-point="2" draw:end-shape="id227" draw:end-glue-point="3" svg:d="m12335 7981v729h1392" svg:viewBox="0 0 1393 730">
          <text:p/>
        </draw:connector>
        <draw:connector draw:style-name="gr4" draw:text-style-name="P2" draw:layer="layout" svg:x1="12.335cm" svg:y1="7.981cm" svg:x2="13.727cm" svg:y2="9.51cm" draw:start-shape="id226" draw:start-glue-point="2" draw:end-shape="id228" draw:end-glue-point="3" svg:d="m12335 7981v1529h1392" svg:viewBox="0 0 1393 1530">
          <text:p/>
        </draw:connector>
        <draw:connector draw:style-name="gr4" draw:text-style-name="P2" draw:layer="layout" svg:x1="12.335cm" svg:y1="7.981cm" svg:x2="13.727cm" svg:y2="10.31cm" draw:start-shape="id226" draw:start-glue-point="2" draw:end-shape="id229" draw:end-glue-point="3" svg:d="m12335 7981v2329h1392" svg:viewBox="0 0 1393 2330">
          <text:p/>
        </draw:connector>
        <draw:connector draw:style-name="gr4" draw:text-style-name="P2" draw:layer="layout" svg:x1="12.335cm" svg:y1="7.981cm" svg:x2="13.726cm" svg:y2="11.11cm" draw:start-shape="id226" draw:start-glue-point="2" draw:end-shape="id230" draw:end-glue-point="3" svg:d="m12335 7981v3129h1391" svg:viewBox="0 0 1392 3130">
          <text:p/>
        </draw:connector>
        <draw:frame draw:style-name="gr1" draw:text-style-name="P1" draw:layer="layout" svg:width="5.848cm" svg:height="0.645cm" svg:x="51.937cm" svg:y="26.468cm">
          <draw:text-box>
            <text:p><text:span text:style-name="T1">365 actor(s)-playing-multiple-roles</text:span></text:p>
          </draw:text-box>
        </draw:frame>
        <draw:frame draw:style-name="gr1" draw:text-style-name="P1" draw:layer="layout" svg:width="4.198cm" svg:height="0.645cm" svg:x="51.936cm" svg:y="27.268cm">
          <draw:text-box>
            <text:p><text:span text:style-name="T1">366 native-american(s)</text:span></text:p>
          </draw:text-box>
        </draw:frame>
        <draw:frame draw:style-name="gr1" draw:text-style-name="P1" xml:id="id231" draw:id="id231" draw:layer="layout" svg:width="2.769cm" svg:height="0.645cm" svg:x="44.821cm" svg:y="17.9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1.405cm" svg:x2="44.821cm" svg:y2="18.282cm" draw:start-shape="id152" draw:start-glue-point="2" draw:end-shape="id231" draw:end-glue-point="3" svg:d="m44175 11405v6877h646" svg:viewBox="0 0 647 68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1-19T13:00:10</dc:date>
    <dc:creator>Tyler Hayes</dc:creator>
    <meta:editing-duration>PT13H43M52S</meta:editing-duration>
    <meta:editing-cycles>189</meta:editing-cycles>
    <meta:generator>LibreOffice/3.5$Linux_X86_64 LibreOffice_project/350m1$Build-2</meta:generator>
    <meta:document-statistic meta:object-count="572"/>
  </office:meta>
</office:document-meta>
</file>